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4" style:family="paragraph" style:parent-style-name="Standard">
      <style:text-properties officeooo:paragraph-rsid="004bdd28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42" style:family="paragraph" style:parent-style-name="Frame_20_contents">
      <style:paragraph-properties fo:text-align="center" style:justify-single-word="false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P4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c2f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a94d" style:font-weight-asian="normal" style:font-weight-complex="normal"/>
    </style:style>
    <style:style style:name="T19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20" style:family="text">
      <style:text-properties fo:color="#dc2300" style:text-underline-style="none"/>
    </style:style>
    <style:style style:name="T21" style:family="text">
      <style:text-properties style:text-position="sub 58%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K1" office:value-type="string">
              <text:p text:style-name="P35"/>
            </table:table-cell>
          </table:table-row>
        </table:table-header-rows>
      </table:table>
      <text:p text:style-name="P43"><text:placeholder text:placeholder-type="text">&lt;setLang(o.partner_id.lang or 'en_US')&gt;</text:placeholder></text:p>
      <text:p text:style-name="P16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6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5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35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5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20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41"><draw:frame draw:style-name="fr1" draw:name="image:asimage(item.product_id.product_image_context  or  False )" text:anchor-type="as-char" style:rel-width="scale" svg:height="3.138cm" style:rel-height="95%" draw:z-index="5"><draw:text-box fo:min-width="3.12cm"><text:p text:style-name="P42"/></draw:text-box></draw:frame></text:p>
          </table:table-cell>
          <table:table-cell table:style-name="Tabella4.B6" office:value-type="string">
            <text:p text:style-name="P33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32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23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8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30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20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if&gt;</text:placeholder></text:p>
      <text:p text:style-name="P15"><text:soft-page-break/></text:p>
      <text:p text:style-name="P15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6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7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6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0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6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6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6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6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34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20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44"><draw:frame draw:style-name="fr2" draw:name="image:asimage(item.product_id.product_image_context or False)" text:anchor-type="as-char" svg:width="4.096cm" style:rel-width="90%" svg:height="4.09cm" style:rel-height="scale-min" draw:z-index="0"><draw:text-box><text:p text:style-name="P42"/></draw:text-box></draw:frame></text:p>
          </table:table-cell>
          <table:table-cell table:style-name="Tabella5.B6" office:value-type="string">
            <text:p text:style-name="P33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31"><text:span text:style-name="T20"><text:placeholder text:placeholder-type="text">&lt;item.name if item.use_text_description else ('%s\n%s' % (item.product_id.name, item.product_id.colour or ''))&gt;</text:placeholder></text:span><text:span text:style-name="T19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8"><text:placeholder text:placeholder-type="text">&lt;"%d"%(item.product_uom_qty)&gt;</text:placeholder></text:p>
          </table:table-cell>
          <table:table-cell table:style-name="Tabella5.E6" office:value-type="string">
            <text:p text:style-name="P24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8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7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7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8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9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15" table:number-columns-spanned="10" office:value-type="string">
            <text:p text:style-name="P20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8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5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6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8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5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8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5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6"><text:placeholder text:placeholder-type="text">&lt;/if&gt;</text:placeholder></text:p>
                </table:table-cell>
                <table:covered-table-cell/>
              </table:table-row>
            </table:table>
            <text:p text:style-name="P13"/>
          </table:table-cell>
          <table:covered-table-cell/>
          <table:table-cell table:style-name="Tabella5.I11" office:value-type="string">
            <text:p text:style-name="P13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8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7">m<text:span text:style-name="T21">3 <text:s/></text:span><text:placeholder text:placeholder-type="text">&lt;get_total_volume(o.order_line)&gt;</text:placeholder></text:p>
                </table:table-cell>
              </table:table-row>
            </table:table>
            <text:p text:style-name="P13"/>
          </table:table-cell>
        </table:table-row>
        <table:table-row table:style-name="Tabella5.12">
          <table:table-cell table:style-name="Tabella5.A12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ext:soft-page-break/>
        <table:table-row>
          <table:table-cell table:style-name="Tabella2.A1" office:value-type="string">
            <text:p text:style-name="P12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9"/>
          </table:table-cell>
        </table:table-row>
      </table:table>
      <text:p text:style-name="P7"/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4.909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9.908cm"/>
    </style:style>
    <style:style style:name="Tabella8.B" style:family="table-column">
      <style:table-column-properties style:column-width="5.438cm"/>
    </style:style>
    <style:style style:name="Tabella8.1" style:family="table-row">
      <style:table-row-properties style:row-height="2.011cm"/>
    </style:style>
    <style:style style:name="Tabella8.A1" style:family="table-cell">
      <style:table-cell-properties fo:padding="0.097cm" fo:border="none"/>
    </style:style>
    <style:style style:name="Tabella8.2" style:family="table-row">
      <style:table-row-properties style:row-height="1.401cm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3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c2f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8pt" fo:font-weight="bold" style:font-size-asian="8pt" style:font-weight-asian="bold" style:font-size-complex="8pt" style:font-weight-complex="bold"/>
    </style:style>
    <style:style style:name="MT6" style:family="text">
      <style:text-properties fo:font-size="9pt" officeooo:rsid="006dbc43" style:font-size-asian="9pt" style:font-size-complex="9pt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y="2.404cm" svg:width="11.77cm" svg:height="2.004cm" draw:z-index="4"><draw:image xlink:href="Pictures/1000000000000365000000945B8DA1D0.jpg" xlink:type="simple" xlink:show="embed" xlink:actuate="onLoad"/></draw:frame></text:p>
              <text:p text:style-name="MP2"/>
            </table:table-cell>
            <table:table-cell table:style-name="Tabella6.B1" office:value-type="string">
              <text:p text:style-name="MP3"><text:placeholder text:placeholder-type="text">&lt;setLang(o.partner_id.lang or 'en_US')&gt;</text:placeholder></text:p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table:number-columns-spanned="2" office:value-type="string">
                    <text:p text:style-name="MP4"><text:placeholder text:placeholder-type="text">&lt;o.partner_id.name&gt;</text:placeholder><text:placeholder text:placeholder-type="text">&lt;('\n%s\n%s\n%s %s %s' % (o.destination_partner_id.name, o.destination_partner_id.street or "",  o.destination_partner_id.zip or "", o.destination_partner_id.city or "", o.destination_partner_id.country_id.name or " ")) if o.destination_partner_id else ''&gt;</text:placeholder><text:span text:style-name="MT1"> <text:line-break/></text:span><text:span text:style-name="MT2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5"><text:text-input text:description="&lt;if test=&quot;not o.destination_partner_id&quot;&gt;">if not dest</text:text-input></text:p>
                    <text:p text:style-name="MP6"><text:text-input text:description="&lt;o.partner_id.street or &quot;&quot;&gt;">address</text:text-input></text:p>
      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7"><text:text-input text:description="&lt;/if&gt;">end if</text:text-input></text:p>
                  </table:table-cell>
                  <table:covered-table-cell/>
                </table:table-row>
                <table:table-row table:style-name="Tabella8.2">
                  <table:table-cell table:style-name="Tabella8.A1" office:value-type="string">
                    <text:p text:style-name="MP8"><text:text-input text:description="&lt;if test=&quot;o.partner_id.lang=='it_IT'&quot;&gt;">if IT</text:text-input></text:p>
                    <text:p text:style-name="MP8"><text:span text:style-name="MT3">Resa merce: </text:span><text:span text:style-name="MT4"><text:placeholder text:placeholder-type="text">&lt;o.return_id.text&gt;</text:placeholder></text:span></text:p>
                    <text:p text:style-name="MP8"><text:span text:style-name="MT3">Pagamento:</text:span><text:span text:style-name="MT5"> </text:span><text:span text:style-name="MT4"><text:placeholder text:placeholder-type="text">&lt;o.payment_term.name&gt;</text:placeholder></text:span></text:p>
                    <text:p text:style-name="MP8"><text:text-input text:description="&lt;/if&gt;">end if</text:text-input></text:p>
                    <text:p text:style-name="MP8"><text:text-input text:description="&lt;if test=&quot;o.partner_id.lang=='en_US'&quot;&gt;">if EN</text:text-input></text:p>
                    <text:p text:style-name="MP8"><text:span text:style-name="MT3">Delivery terms: </text:span><text:span text:style-name="MT4"><text:placeholder text:placeholder-type="text">&lt;o.return_id.text&gt;</text:placeholder></text:span></text:p>
                    <text:p text:style-name="MP8"><text:span text:style-name="MT3">Payment terms: </text:span><text:span text:style-name="MT4"><text:placeholder text:placeholder-type="text">&lt;o.payment_term.name&gt;</text:placeholder></text:span></text:p>
                    <text:p text:style-name="MP9"><text:text-input text:description="&lt;/if&gt;">end if</text:text-input></text:p>
                    <text:p text:style-name="MP9"/>
                  </table:table-cell>
                  <table:table-cell table:style-name="Tabella8.A1" office:value-type="string">
                    <text:p text:style-name="MP10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</style:header>
      <style:footer>
        <text:p text:style-name="MP13"><text:span text:style-name="MT3"><text:placeholder text:placeholder-type="text">&lt;company.name&gt;</text:placeholder></text:span> <text:span text:style-name="MT6"><text:placeholder text:placeholder-type="text">&lt;company.street&gt;</text:placeholder></text:span><text:span text:style-name="MT6"> - </text:span><text:span text:style-name="MT6"><text:placeholder text:placeholder-type="text">&lt;company.zip&gt;</text:placeholder></text:span><text:span text:style-name="MT6"> </text:span><text:span text:style-name="MT6"><text:placeholder text:placeholder-type="text">&lt;company.city&gt;</text:placeholder></text:span><text:span text:style-name="MT6"> (</text:span><text:span text:style-name="MT6"><text:placeholder text:placeholder-type="text">&lt;company.state_id.code&gt;</text:placeholder></text:span><text:span text:style-name="MT6">) </text:span><text:span text:style-name="MT6"><text:placeholder text:placeholder-type="text">&lt;company.country_id.name&gt;</text:placeholder></text:span><text:span text:style-name="MT6"> T. </text:span><text:span text:style-name="MT6"><text:placeholder text:placeholder-type="text">&lt;company.phone&gt;</text:placeholder></text:span><text:span text:style-name="MT6"> F. </text:span><text:span text:style-name="MT6"><text:placeholder text:placeholder-type="text">&lt;company.fax&gt;</text:placeholder></text:span><text:span text:style-name="MT6"> - </text:span><text:span text:style-name="MT6"><text:placeholder text:placeholder-type="text">&lt;company.email&gt;</text:placeholder></text:span></text:p>
        <text:p text:style-name="MP13"><text:span text:style-name="MT6">C.F. - P. IVA e Reg. Imp <text:s/></text:span><text:span text:style-name="MT6"><text:placeholder text:placeholder-type="text">&lt;company.vat&gt;</text:placeholder></text:span><text:span text:style-name="MT6"> - R.E.A. n. </text:span><text:span text:style-name="MT6"><text:placeholder text:placeholder-type="text">&lt;company.header_rea&gt;</text:placeholder></text:span><text:span text:style-name="MT6"> - </text:span><text:span text:style-name="MT7">Cod. Mecc. </text:span><text:span text:style-name="MT6"><text:placeholder text:placeholder-type="text">&lt;company.header_mecc&gt;</text:placeholder></text:span><text:span text:style-name="MT6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31M35S</meta:editing-duration>
    <meta:editing-cycles>327</meta:editing-cycles>
    <meta:generator>LibreOffice/4.3.3.2$Linux_X86_64 LibreOffice_project/430m0$Build-2</meta:generator>
    <meta:initial-creator>Nicola Riolini</meta:initial-creator>
    <dc:date>2018-03-16T15:50:34.066598194</dc:date>
    <dc:creator>thebrush </dc:creator>
    <meta:document-statistic meta:table-count="8" meta:image-count="1" meta:object-count="0" meta:page-count="4" meta:paragraph-count="88" meta:word-count="401" meta:character-count="3149" meta:non-whitespace-character-count="2930"/>
    <meta:user-defined meta:name="Info 1"/>
    <meta:user-defined meta:name="Info 2"/>
    <meta:user-defined meta:name="Info 3"/>
    <meta:user-defined meta:name="Info 4"/>
  </office:meta>
</office:document-meta>
</file>